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ahoma" svg:font-family="tahoma, verdana, aria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sk" fo:country="SK" style:language-asian="zxx" style:country-asian="none" style:language-complex="zxx" style:country-complex="none"/>
    </style:style>
    <style:style style:name="P2" style:family="paragraph" style:parent-style-name="Standard">
      <style:text-properties fo:language="sk" fo:country="SK" fo:font-weight="bold" style:language-asian="zxx" style:country-asian="none" style:font-weight-asian="bold" style:language-complex="zxx" style:country-complex="none" style:font-weight-complex="bold"/>
    </style:style>
    <style:style style:name="P3" style:family="paragraph" style:parent-style-name="Standard">
      <style:text-properties fo:language="sk" fo:country="SK" style:language-asian="zxx" style:country-asian="none" style:language-complex="zxx" style:country-complex="none"/>
    </style:style>
    <style:style style:name="P4" style:family="paragraph" style:parent-style-name="Standard" style:list-style-name="L1">
      <style:text-properties fo:language="sk" fo:country="SK" style:language-asian="zxx" style:country-asian="none" style:language-complex="zxx" style:country-complex="none"/>
    </style:style>
    <style:style style:name="P5" style:family="paragraph" style:parent-style-name="Standard" style:list-style-name="L2">
      <style:text-properties fo:language="sk" fo:country="SK" style:language-asian="zxx" style:country-asian="none" style:language-complex="zxx" style:country-complex="none"/>
    </style:style>
    <style:style style:name="P6" style:family="paragraph" style:parent-style-name="Standard" style:list-style-name="L1">
      <style:text-properties fo:language="sk" fo:country="SK" fo:background-color="#ffff00" style:language-asian="zxx" style:country-asian="none" style:language-complex="zxx" style:country-complex="none"/>
    </style:style>
    <style:style style:name="P7" style:family="paragraph" style:parent-style-name="Standard" style:list-style-name="L2">
      <style:text-properties fo:language="sk" fo:country="SK" fo:background-color="#ffff00" style:language-asian="zxx" style:country-asian="none" style:language-complex="zxx" style:country-complex="none"/>
    </style:style>
    <style:style style:name="P8" style:family="paragraph" style:parent-style-name="Standard">
      <style:text-properties fo:language="sk" fo:country="SK" fo:font-weight="bold" style:language-asian="zxx" style:country-asian="none" style:font-weight-asian="bold" style:language-complex="zxx" style:country-complex="none" style:font-weight-complex="bold"/>
    </style:style>
    <style:style style:name="P9" style:family="paragraph" style:parent-style-name="Standard" style:list-style-name="L2"/>
    <style:style style:name="P10" style:family="paragraph" style:parent-style-name="Standard" style:list-style-name="L1">
      <style:text-properties fo:background-color="#ffff00"/>
    </style:style>
    <style:style style:name="P11" style:family="paragraph" style:parent-style-name="Standard">
      <style:text-properties fo:font-weight="bold" style:font-weight-asian="bold" style:font-weight-complex="bold"/>
    </style:style>
    <style:style style:name="P12" style:family="paragraph" style:parent-style-name="Standard" style:list-style-name="L1">
      <style:paragraph-properties fo:margin-left="2.491cm" fo:margin-right="0cm" fo:text-indent="-0.635cm" style:auto-text-indent="false"/>
      <style:text-properties fo:language="sk" fo:country="SK" style:language-asian="zxx" style:country-asian="none" style:language-complex="zxx" style:country-complex="none"/>
    </style:style>
    <style:style style:name="P13" style:family="paragraph">
      <style:text-properties fo:language="sk" fo:country="SK"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language="sk" fo:country="SK"/>
    </style:style>
    <style:style style:name="T3" style:family="text">
      <style:text-properties fo:language="sk" fo:country="SK" style:language-asian="zxx" style:country-asian="none" style:language-complex="zxx" style:country-complex="none"/>
    </style:style>
    <style:style style:name="T4" style:family="text">
      <style:text-properties fo:language="sk" fo:country="SK" fo:font-style="italic" style:language-asian="zxx" style:country-asian="none" style:font-style-asian="italic" style:language-complex="zxx" style:country-complex="none" style:font-style-complex="italic"/>
    </style:style>
    <style:style style:name="T5" style:family="text">
      <style:text-properties fo:language="sk" fo:country="SK" fo:font-style="italic" fo:background-color="#ffff00" style:language-asian="zxx" style:country-asian="none" style:font-style-asian="italic" style:language-complex="zxx" style:country-complex="none" style:font-style-complex="italic"/>
    </style:style>
    <style:style style:name="T6" style:family="text">
      <style:text-properties fo:language="sk" fo:country="SK" fo:font-weight="bold" style:language-asian="zxx" style:country-asian="none" style:font-weight-asian="bold" style:language-complex="zxx" style:country-complex="none" style:font-weight-complex="bold"/>
    </style:style>
    <style:style style:name="T7" style:family="text">
      <style:text-properties fo:language="sk" fo:country="SK" fo:font-weight="bold" fo:background-color="#ffff00" style:language-asian="zxx" style:country-asian="none" style:font-weight-asian="bold" style:language-complex="zxx" style:country-complex="none" style:font-weight-complex="bold"/>
    </style:style>
    <style:style style:name="T8" style:family="text">
      <style:text-properties fo:language="sk" fo:country="SK" fo:background-color="#ffff00" style:language-asian="zxx" style:country-asian="none" style:language-complex="zxx" style:country-complex="none"/>
    </style:style>
    <style:style style:name="T9" style:family="text">
      <style:text-properties fo:language="sk" fo:country="SK" fo:font-weight="normal" fo:background-color="#ffff00" style:language-asian="zxx" style:country-asian="none" style:font-weight-asian="normal" style:language-complex="zxx" style:country-complex="none" style:font-weight-complex="normal"/>
    </style:style>
    <style:style style:name="T10" style:family="text">
      <style:text-properties style:font-name="Times New Roman1" fo:language="sk" fo:country="SK" style:language-asian="zxx" style:country-asian="none" style:language-complex="zxx" style:country-complex="none"/>
    </style:style>
    <style:style style:name="T11" style:family="text">
      <style:text-properties style:font-name="Times New Roman1" fo:language="sk" fo:country="SK" fo:font-weight="bold" style:language-asian="zxx" style:country-asian="none" style:font-weight-asian="bold" style:language-complex="zxx" style:country-complex="none" style:font-weight-complex="bold"/>
    </style:style>
    <style:style style:name="T12" style:family="text">
      <style:text-properties fo:font-weight="bold" style:font-weight-asian="bold" style:font-weight-complex="bold"/>
    </style:style>
    <style:style style:name="T13" style:family="text">
      <style:text-properties style:font-name="Consolas" fo:font-size="10pt" fo:font-weight="bold" style:font-name-asian="Consolas" style:font-size-asian="10pt" style:font-weight-asian="bold" style:font-name-complex="Consolas" style:font-size-complex="10pt" style:font-weight-complex="bold"/>
    </style:style>
    <style:style style:name="T14" style:family="text">
      <style:text-properties fo:background-color="#ffff00"/>
    </style:style>
    <style:style style:name="T15" style:family="text">
      <style:text-properties style:language-asian="zxx" style:country-asian="none"/>
    </style:style>
    <style:style style:name="T16" style:family="text">
      <style:text-properties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ipomienky pre vreckové vydanie Biblie, SSV 2012</text:p>
      <text:p text:style-name="P2">(upozornenia na chyby alebo podnety na úpravu)</text:p>
      <text:p text:style-name="P1">Zmeny oproti dokumentu zo dňa 11.4.2012 sú <text:span text:style-name="T14">podfarbené</text:span> žltou farbou.</text:p>
      <text:p text:style-name="P2"/>
      <text:p text:style-name="P2">Text Písma:</text:p>
      <text:p text:style-name="P2"/>
      <text:list xml:id="list33542039" text:style-name="L1">
        <text:list-item>
          <text:p text:style-name="P4">str. 1491: Jn 12,7: na konci verša nemajú byť úvodzovky (sú až na konci v. 8)</text:p>
        </text:list-item>
        <text:list-item>
          <text:p text:style-name="P4">str. 1493: Jn 13,8: nemá tam byť otáznik (Ježiš mu odpovedal?), ale úvodzovky</text:p>
        </text:list-item>
        <text:list-item>
          <text:p text:style-name="P12">Jn 13,20: nemajú byť úvodzovky pred: „Kto prijíma...“; alebo ak, tak jednoduché, ako vo v. 18 (potom treba pridať aj na konci Ježišovho výroku)</text:p>
        </text:list-item>
        <text:list-item>
          <text:p text:style-name="P12">Jn 13,21: podobne ako Jn 13,20; úvodzovky pred „Jeden z vás...“ (asi jednoduché úvodzovky; na konci vety aj dvojité)</text:p>
        </text:list-item>
        <text:list-item>
          <text:p text:style-name="P4">str. 1500: Jn 19,29: má byť slovo „<text:span text:style-name="T1">octom</text:span>“ kurzívou?</text:p>
        </text:list-item>
        <text:list-item>
          <text:p text:style-name="P4">str. 1431: Mk 16,15: Nemá byť čiarka vo vete: „Choďte do celého sveta...“</text:p>
        </text:list-item>
        <text:list-item>
          <text:p text:style-name="P4">str. 809: Prís 18,11: asi zle rozdelené slovo „mestom“ na konci riadka</text:p>
        </text:list-item>
        <text:list-item>
          <text:p text:style-name="P4">str. 193, Nm 21, 18: Mala by byť čiarka pred oslovením „studnička“ (táto chyba je vo všetkých vydaniach SSV), teda: „Vyraz, studnička!“</text:p>
        </text:list-item>
        <text:list-item>
          <text:p text:style-name="P4">str. 253, nadpis pred kap. 32: Nerozumiem, prečo je uvedený text „Mojžišova pieseň“ (vo všetkých vydaniach SSV) veľkými písmenami; nikde inde som taký medzinadpis v texte Písma nenašiel, podľa mňa by to malo byť uvedené obyčajným (resp. tučným) písmom</text:p>
        </text:list-item>
        <text:list-item>
          <text:p text:style-name="P6">str. 688, verš 1 celý až 2a žalmu 18 by mal byť nadpis kurzívou („zložil slová... Povedal teda:“)</text:p>
        </text:list-item>
        <text:list-item>
          <text:p text:style-name="P6">str. 700, verš 1 žalmu 34 by mal mať kurzívou aj poslednú vetu („Ten ho...odišiel.“)</text:p>
        </text:list-item>
        <text:list-item>
          <text:p text:style-name="P10"><text:span text:style-name="T3">str. 759, vo verši 1 žalmu 110 by mal byť nadpis kurzívou („Dávidov žalm.“)</text:span></text:p>
        </text:list-item>
        <text:list-item>
          <text:p text:style-name="P10"><text:span text:style-name="T3">str. 1671: 1Pt 2,24: chýba čiarka pred spojkou „aby“ na konci 2. riadka verša: „na svojom tele na </text:span><text:span text:style-name="T6">drevo, aby</text:span><text:span text:style-name="T3"> sme...“</text:span></text:p>
        </text:list-item>
        <text:list-item>
          <text:p text:style-name="P10"><text:span text:style-name="T3">str. 19, Gn 3: chýba bodka na konci nadpisu „Potrestanie a prísľub... <text:s/>protoevanjelium.“</text:span></text:p>
        </text:list-item>
        <text:list-item>
          <text:p text:style-name="P10"><text:span text:style-name="T3">str. 815, Prís 23,7: „Jedz a pi!“ vraví ti, - nemala by byť čiarka za úvodzovkami?</text:span></text:p>
        </text:list-item>
        <text:list-item>
          <text:p text:style-name="P10"><text:span text:style-name="T3">str. 827, Prís 31,18: tretí verš je zle odsadený</text:span></text:p>
        </text:list-item>
        <text:list-item>
          <text:p text:style-name="P10"><text:span text:style-name="T3">str. 1645, Flm 1,16: medzi slovami „ale oveľa“ sú asi dve medzery</text:span></text:p>
        </text:list-item>
      </text:list>
      <text:p text:style-name="P1"/>
      <text:p text:style-name="P2">Úvody:</text:p>
      <text:p text:style-name="P2"/>
      <text:p text:style-name="P1">Niektoré chyby sú už vo vydaní SSV 2009 (Biblia – menšia, na ktorú prispeli verbisti).</text:p>
      <text:p text:style-name="P1"/>
      <text:list xml:id="list33567761" text:style-name="L2">
        <text:list-item>
          <text:p text:style-name="P9">Gn, str. 15, bod 1, 2. riadok odspodu odstavca: pred bodkou v odkaze Hebr 5, 6. 10 nemá byť medzera</text:p>
        </text:list-item>
        <text:list-item>
          <text:p text:style-name="P9">Nm, str. 163, bod 2, 6. riadok odspodu: Pravdepodobne sú tam dve medzery za pomlčkou v odkaze na hlavy 13 až 14 (mimochodom, bolo by dobré celý text prebehnúť, aby nikde neboli dve vedľa seba uvedené tvrdé medzery – toto patrí k základným typografickým kontrolám textu pred sadzbou); nie je to spôsobené vyplnením pri rovnomernom zarovnaní na oba okraje...</text:p>
        </text:list-item>
        <text:list-item>
          <text:p text:style-name="P9">Dt, str. 215, bod 2, písm. D: za číslom hlavy 34 je 2x uvedená ukončovacia zátvorka, má byť len jedna</text:p>
        </text:list-item>
        <text:list-item>
          <text:p text:style-name="P5">str. 259, bod 1, predposledný riadok odstavca: „Ján Hirkán I.“ má byť uvedený s ypsilonom (porov. str. 1296-1297)</text:p>
        </text:list-item>
        <text:list-item>
          <text:p text:style-name="P5">str. 261, 7. riadok zhora: Toto je moja otázka: má byť singulár „jestvovanie početných štátikov vo forme opevneného mesta“, a nie skôr plurál „jestvovanie početných štátikov vo forme opevnených miest“?</text:p>
        </text:list-item>
        <text:list-item>
          <text:p text:style-name="P5"><text:soft-page-break/>Rút, str. 325, bod 2, 5. riadok zdola: pred ukončovacou zátvorkou nemá byť medzera (za slovom „obranca“)</text:p>
        </text:list-item>
        <text:list-item>
          <text:p text:style-name="P5">str. 333, 6. riadok zhora: pravdepodobne opäť dve medzery: „Tí__roku 597...“</text:p>
        </text:list-item>
        <text:list-item>
          <text:p text:style-name="P5">str. 333, bod 2, písm. b: Za menom kráľa Dávida je potrebné dať nejaké oddelenie, napr. pomlčku či čiarku, alebo upraviť vetu („Dávid kráľ v Hebrone a v Jeruzaleme“ napr. na „Dávid – kráľ v Hebrone a v Jeruzaleme“ alebo „Dávid, kráľ v Hebrone a v Jeruzaleme“, alebo „Dávid kráľom v Hebrone a v Jeruzaleme“)</text:p>
        </text:list-item>
        <text:list-item>
          <text:p text:style-name="P9"><text:span text:style-name="T3">Krn, str. 472, bod 2, písm. c: Text má byť uvedený kurzívou („</text:span><text:span text:style-name="T4">Dejiny kráľa Šalamúna</text:span><text:span text:style-name="T3">“)</text:span></text:p>
        </text:list-item>
        <text:list-item>
          <text:p text:style-name="P5">str. 545, bod 5, 4. riadok zdola: v hranatých zátvorkách je pomlčka (text: „[–]“). Toto je nejaký relikt, ktorý je aj vo vydaní z r. 2009, ale podľa mňa tam nemá byť, nemá opodstatnenie.</text:p>
        </text:list-item>
        <text:list-item>
          <text:p text:style-name="P9"><text:span text:style-name="T3">Tob, str. 578, bod 1, 2. riadok: Nerozumiem formulácii „v hebrejskej biblii má nadpis </text:span><text:span text:style-name="T4">Kniha Tóbiho</text:span><text:span text:style-name="T3">“. Ako je aj uvedené v bode 3, biblisti vedia, že kniha Tobiášova sa v hebrejskej biblii nenachádza (ani v moderných kritických vydaniach, ako je napr. BHS). Čo chcel autor úvodu týmto povedať? Bolo by dobré konzultovať napr. s Braňom Kľuskom alebo Jozefom Jančovičom, ako vhodne upraviť tento text. Poslal som im o tom aj e-mail (Vám v kópii).</text:span></text:p>
        </text:list-item>
        <text:list-item>
          <text:p text:style-name="P5">Tob, str. 578, bod 2, písm. b, názov mesta je podľa mňa nesprávne uvedený, teda aspoň pokiaľ ide o súlad s textom prekladu knihy Tobiáš – mimochodom, to je preklad prof. Heribana, však? Nominatív v tomto bode predpokladá „Ekbatana“, ale v texte je Ekbatany (str. 583, pred Tob 4,1; tam gen. „do Ekbatan“; str. 587, Tob 7,1; tam gen. „do Ekbatán“) – bolo by to vhodné všetko zjednotiť.</text:p>
        </text:list-item>
        <text:list-item>
          <text:p text:style-name="P9"><text:span text:style-name="T3">Jób, str. 633, bod 1, 2. riadok, zbytočná čiarka za slovom </text:span><text:span text:style-name="T4">Ijjób</text:span><text:span text:style-name="T3"> (pred znakom rovnosti)</text:span></text:p>
        </text:list-item>
        <text:list-item>
          <text:p text:style-name="P5">Jób, str. 633, bod 1, 4. riadok zhora; opäť asi zdvojená pevná medzera v texte „keď ho__postihne“</text:p>
        </text:list-item>
        <text:list-item>
          <text:p text:style-name="P5">Jób, str. 634, bod 3, písm. b, 1. riadok, za úvodzovkou „Boží synovia“ nemá byť čiarka; namiesto nej po medzere má byť začiatočná úvodzovka (tá končí na konci riadka) tak, ako je to ide v písm. b alebo napr. na zač. písm. c. Takto je to napr. aj vo veľkých vydaniach SSV, tam pod č. 5.2.</text:p>
        </text:list-item>
        <text:list-item>
          <text:p text:style-name="P5">Ž, str. 678, bod 1, 7. riadok zhora: opäť asi zdvojená pevná medzera v texte „doxológiou__a slovom“</text:p>
        </text:list-item>
        <text:list-item>
          <text:p text:style-name="P9"><text:span text:style-name="T3">Ž, str. 678, bod 1, 9. riadok zhora: mala by byť čiarka v „jestvujúce zbie</text:span><text:span text:style-name="T6">rky, a </text:span><text:span text:style-name="T3">to podľa mena...“</text:span></text:p>
        </text:list-item>
        <text:list-item>
          <text:p text:style-name="P5">Ž, str. 678, bod 1, 10. riadok zhora: adjektívum „jahvistický“ by malo byť písané rovnako ako „elohistický“, teda s malým začiatočným písmenom</text:p>
        </text:list-item>
        <text:list-item>
          <text:p text:style-name="P5">Ž, str. 678, bod 3, 5. riadok zhora: pred menom „Asaf“ za zátvorkou treba čiarku</text:p>
        </text:list-item>
        <text:list-item>
          <text:p text:style-name="P5">Ž, str. 678, bod 3, 7. riadok zdola: opäť očividne veľká pevná medzera v texte „zo__14. stor. pred Kr.“</text:p>
        </text:list-item>
        <text:list-item>
          <text:p text:style-name="P7">Ž, str. 678, bod 3, 7. riadok zdola: skloňovanie plurálu slova „básne“: má byť „básňam“, nie „básniam“</text:p>
        </text:list-item>
        <text:list-item>
          <text:p text:style-name="P9"><text:span text:style-name="T8">Ž, str. 678, bod 1, 6. riadok zhora: pred číslom žalmu 89 má byť za pomlčkou medzera.</text:span></text:p>
        </text:list-item>
        <text:list-item>
          <text:p text:style-name="P7">Ž, str. 679, predposledný riadok: Formulácia je nešťastná; budí dojem, akoby „modlitba liturgie hodín“ bola sviatosťou (pri vysluhovaní sviatostí). Navrhujem vložiť napr. spojku „a“: „V pokoncilovom období sa Žaltár … <text:span text:style-name="T12">pri vysluhovaní sviatostí a najmä </text:span>pri modlitbe liturgie hodín...“</text:p>
        </text:list-item>
        <text:list-item>
          <text:p text:style-name="P5">Prís, str. 784, bod 2, písm. g: Veľká medzera za týmto písmenom a textom („Anonymné číselné príslovia“)</text:p>
        </text:list-item>
        <text:list-item>
          <text:p text:style-name="P9"><text:span text:style-name="T3">Prís, str. 785, bod 4, 2. riadok zhora: Nie som si istý, ale domnievam sa, že by mala </text:span><text:soft-page-break/><text:span text:style-name="T3">byť uvedená čiarka pred „sa“: „prísloví, najmä ich chápanie </text:span><text:span text:style-name="T10">»</text:span><text:span text:style-name="T3">múdro</text:span><text:span text:style-name="T6">sti</text:span><text:span text:style-name="T11">«</text:span><text:span text:style-name="T6">, sa </text:span><text:span text:style-name="T3">od...“</text:span></text:p>
        </text:list-item>
        <text:list-item>
          <text:p text:style-name="P9"><text:span text:style-name="T8">Pies, str. 848, bod 2, 2. riadok zdola: príliš veľká medzera po začiatku vety: „Vznik Piesne piesní__kladie...“ – naviac tam na tom mieste asi vypadlo slovko „sa“, teda podľa mňa by malo byť „Vznik Piesne piesní sa kladie...“</text:span></text:p>
        </text:list-item>
        <text:list-item>
          <text:p text:style-name="P9"><text:span text:style-name="T8">Múd, str. 858, bod 4, 4. riadok zhora: Slovo „midráš“ navrhujem uviesť kurzívou. Tak je napr. uvedený podobný terminus technicus v úvode ku knihe Prísloví (</text:span><text:span text:style-name="T5">mašál</text:span><text:span text:style-name="T8">, str. 784).</text:span></text:p>
        </text:list-item>
        <text:list-item>
          <text:p text:style-name="P9"><text:span text:style-name="T8">Sir, str. 885, bod 1, 5. riadok zhora: uviesť kurzívou „soferím“. Táto veta, obsahujúca slovo „soferím“, je dosť nezrozumiteľná. Navrhujem ju zmeniť takto (aby bolo jasnejšie, kto otvoril školu pre mladých): „...syn Sirachov (porov. 50, 27), a patril do triedy soferím (hebr. = „pisári“). Ježiš v dospelom veku otvoril...“ (teda z tohto je jasnejšie, že bol Sirach, ktorý mal vnuka Ježiša, ktorého vnuk je prekladateľom knihy, ako to uvádza aj grécky predslov). Naviac, v našom preklade ide o verš 29, nie verš 27 (zrejme sa používa staršie číslovanie; prof. Heriban použil moderné číslovanie, preto v úvode ku knihe uvádza v. 27, kým u nás je to v. 29. Nejako by bolo dobré to aspoň do zátvorky uviesť, trebárs takto: „(porov. 50, 27; slov. preklad v. 29)“</text:span></text:p>
        </text:list-item>
        <text:list-item>
          <text:p text:style-name="P9"><text:span text:style-name="T8">Sir, str. 886, Predhovor gr. prekladateľa knihy, pozn. 1 pod čiarou: Upraviť staré pomenovania biblických kníh: „Knihy Ezdrášove“ -&gt; „Ezdráš, Nehemiáš“, „Paralipomenon = Kroniky“ -&gt; „Knihy Kroník“. Zároveň navrhujem, keďže miesto na to je, aby sa do úvodu ku knihám Kroník pridalo (niekde) aj pomenovanie „Paralipomenon“, napr. tak, že na str. 472, na koniec 1. bodu, sa pridá táto veta z obšírnejších úvodov prof. Heribana: V Septuaginte, vo Vulgáte a v Novej Vulgáte sa uvádzajú pod názvom </text:span><text:span text:style-name="T5">Paralipomenon</text:span><text:span text:style-name="T8"> (= [Knihy vecí] »vynechaných« alebo »separátne tradovaných«), pochádzajúcim z mylného presvedčenia gréckych prekladateľov, že sa v týchto spisoch podávajú a dopĺňajú správy vynechané v Knihách Samuelových a v Knihách kráľov.</text:span></text:p>
        </text:list-item>
        <text:list-item>
          <text:p text:style-name="P9"><text:span text:style-name="T8">Prorocké knihy, str. 960, bod 1, 6. riadok zhora: „mesianizmus“ sa píše v slovenčine s jedným „s“.</text:span></text:p>
        </text:list-item>
        <text:list-item>
          <text:p text:style-name="P9"><text:span text:style-name="T8">Prorocké knihy, str. 960, bod 2, 2. riadok zhora: pred úvodzovkou nemá byť medzera; čiarka by mala byť až za úvodzovkou („Božieho </text:span><text:span text:style-name="T7">zjavenia«, gréc</text:span><text:span text:style-name="T8">. </text:span><text:span text:style-name="T5">prophétes</text:span><text:span text:style-name="T8">...“)</text:span></text:p>
        </text:list-item>
        <text:list-item>
          <text:p text:style-name="P9"><text:span text:style-name="T8">Iz, str. 962, bod 4, 3. riadok zhora: príliš veľká medzera: „kráľov</text:span><text:span text:style-name="T7">stve,__o</text:span><text:span text:style-name="T8"> Mesiášovi“</text:span></text:p>
        </text:list-item>
        <text:list-item>
          <text:p text:style-name="P9"><text:span text:style-name="T8">Jer, str. 1035, bod 3, 4. riadok zdola: Nie som si istý, ale zdá sa mi, že by mala byť čiarka za slovom „osobe“: „v tretej </text:span><text:span text:style-name="T7">osobe, obsa</text:span><text:span text:style-name="T8">hujú správy...“</text:span></text:p>
        </text:list-item>
        <text:list-item>
          <text:p text:style-name="P9"><text:span text:style-name="T8">Jer, str. 1036, bod 5, 2. riadok zdola: Nie som si istý, ale zdá sa mi, že by mala byť čiarka za slovom „poslania“: „prorockého </text:span><text:span text:style-name="T7">poslania, kresťanská </text:span><text:span text:style-name="T8">tradícia vždy videla...“, prípadne (ak tam čiarka nemá byť) navrhujem upraviť slovosled: „prorockého </text:span><text:span text:style-name="T7">poslania videla vždy kresťanská </text:span><text:span text:style-name="T8">tradícia...“</text:span></text:p>
        </text:list-item>
        <text:list-item>
          <text:p text:style-name="P9"><text:span text:style-name="T8">Nár, str. 1110, bod 1, 2. riadok zhora: Slovo „kínót“ navrhujem uviesť kurzívou.</text:span></text:p>
        </text:list-item>
        <text:list-item>
          <text:p text:style-name="P9"><text:span text:style-name="T8">Bar, str. 1120, bod 2: „Úvod“, „Záver“ a prípadne „Jeremiášov list“ by mali byť uvedené kurzívou, keďže ide o „rovnocenné“ časti knihy ako tie, čo sú uvedené pod odrážkami a, b, c.</text:span></text:p>
        </text:list-item>
        <text:list-item>
          <text:p text:style-name="P9"><text:span text:style-name="T8">Bar, str. 1120, bod 2, 3. riadok zdola: v hranatých zátvorkách je pomlčka (text: „[–]“). Treba odstrániť.</text:span></text:p>
        </text:list-item>
        <text:list-item>
          <text:p text:style-name="P9"><text:span text:style-name="T8">Dan, str. 1189, bod 2, 5.riadok zdola: hrubá chyba v terminológii. Uvedené je, že v gr. prekladoch a Vg sú pridané „deuteronomické“ state; má byť: „deuterokánonické“ state.</text:span></text:p>
        </text:list-item>
        <text:list-item>
          <text:p text:style-name="P9"><text:span text:style-name="T8">Oz, str. 1215, bod 5, 6. riadok zhora: citáciu verša 14,10[9] má pred bodkou uzatvoriť práva uzatvárajúca guľatá zátvorka. Teda má byť: „porozumel?“ (14,10[9</text:span><text:span text:style-name="T7">]). </text:span><text:span text:style-name="T8">Takto...“</text:span></text:p>
        </text:list-item>
        <text:list-item>
          <text:p text:style-name="P9"><text:soft-page-break/><text:span text:style-name="T8">Joel, str. 1227, bod 2, 5. riadok zhora: vypadlo „é“ v slove „po-exilového“. Doplniť.</text:span></text:p>
        </text:list-item>
        <text:list-item>
          <text:p text:style-name="P9"><text:span text:style-name="T8">Joel, str. 1227, bod 3, 4. riadok zdola: zrejme vypadlo „o“ v slove „ako“ na konci riadka; text má zrejme znieť: „opisovali pohromu … (hl. 1 – 2), </text:span><text:span text:style-name="T7">ako </text:span><text:span text:style-name="T8">aj deň Jahveho...“</text:span></text:p>
        </text:list-item>
        <text:list-item>
          <text:p text:style-name="P9"><text:span text:style-name="T8">Joel, str. 1227, bod 4, písm. a, 1. riadok: nie je dôvod hebr. slovo „jóm“ (uvedené kurzívou) s veľkým začiatočným písmenom, navrhujem uviesť ho malým „j“, teda takto: „(hebr. </text:span><text:span text:style-name="T5">jóm Jahveh</text:span><text:span text:style-name="T8"> = ...“.</text:span></text:p>
        </text:list-item>
        <text:list-item>
          <text:p text:style-name="P9"><text:span text:style-name="T8">Am, str. 1233, bod 2, 7. riadok zdola: v hranatých zátvorkách je pomlčka (text: „[–]“). Treba odstrániť.</text:span></text:p>
        </text:list-item>
        <text:list-item>
          <text:p text:style-name="P9"><text:span text:style-name="T8">Jon, str. 1247, bod 5, 2. riadok: „príklad </text:span><text:span text:style-name="T7">hodny</text:span><text:span text:style-name="T8"> nasledovania“: Má byť „hoden“ alebo „hodný“ (oboje správne; „hodny“ je nesprávne).</text:span></text:p>
        </text:list-item>
        <text:list-item>
          <text:p text:style-name="P9"><text:span text:style-name="T8">Sof, str. 1269, bod 3, písm. b, 2. riadok zdola: v hranatých zátvorkách je pomlčka (text: „[–]“). Treba odstrániť.</text:span></text:p>
        </text:list-item>
        <text:list-item>
          <text:p text:style-name="P9"><text:span text:style-name="T8">Sof, str. 1270, bod 3, písm. b, 1. riadok zdola: Hrubka v citácii Mt 5, 3: „chu-</text:span><text:span text:style-name="T7">dobný</text:span><text:span text:style-name="T8"> v duchu“, má byť plurál: „chu-</text:span><text:span text:style-name="T7">dobní</text:span><text:span text:style-name="T8"> v duchu“.</text:span></text:p>
        </text:list-item>
        <text:list-item>
          <text:p text:style-name="P9"><text:span text:style-name="T8">Ag, str. 1275, bod 3, 4. riadok zhora: príliš veľká medzera: „ale </text:span><text:span text:style-name="T7">aj__re</text:span><text:span text:style-name="T9">akciu,</text:span><text:span text:style-name="T8">“</text:span></text:p>
        </text:list-item>
        <text:list-item>
          <text:p text:style-name="P9"><text:span text:style-name="T8">Ag, <text:s/>str. 1275, bod 4: Za názvami bodov býva bodka, a to aj vtedy, keď priamo nasleduje odrážkový zoznam (porov. napr. Malachiáš, str. 1291). Preto navrhujem dvojbodku na konci nahradiť bodkou.</text:span></text:p>
        </text:list-item>
        <text:list-item>
          <text:p text:style-name="P9"><text:span text:style-name="T8">Mal, str. 1291, bod 1, posledný riadok: Nesúlad medzi pl. manželky a sg. manžel (muž). Navrhujem zosúladiť: „energicky zastával manželky, ktorým sa ich muži spreneverili.“</text:span></text:p>
        </text:list-item>
        <text:list-item>
          <text:p text:style-name="P9"><text:span text:style-name="T8">Helenizmus a Machabejci, str. 1296, kap. 2. Machabejci: Navrhujem za nadpismi písm. a a b (ktoré sú uvedené kurzívou) namiesto pomlčky dať bodku, tak, ako je to napr. v kap. 1. Helenizmus a helenizácia alebo na mnohých iných miestach.</text:span></text:p>
        </text:list-item>
        <text:list-item>
          <text:p text:style-name="P9"><text:span text:style-name="T8">Mach, str. 1297, bod 1, 3. riadok: pred slovenským slovom „ničiť“ má byť opačná úvodzovka. Nesprávne: </text:span><text:span text:style-name="T7">«ničiť</text:span><text:span text:style-name="T8">; hubiť«. Správne: </text:span><text:span text:style-name="T7">»ničiť</text:span><text:span text:style-name="T8">; hubiť«.</text:span></text:p>
        </text:list-item>
        <text:list-item>
          <text:p text:style-name="P9"><text:span text:style-name="T8">Evanjeliá, str. 1368, bod 2, 5. riadok: pred číslom verša 14 má byť za pomlčkou medzera.</text:span></text:p>
        </text:list-item>
        <text:list-item>
          <text:p text:style-name="P9"><text:span text:style-name="T8">Všeobecná poznámka k typografickej úprave: Nerozumiem, prečo v úvodoch k SZ-knihám v častiach „Obsah“ a „Teologický význam“ sú jednotlivé odrážkované časti odrážkované malými písmenami nasledovanými bodkami, avšak v úvodoch k NZ-knihám sú odrážkované malé písmená nasledované zátvorkou. Bolo by dobré to zjednotiť (navrhujem použiť bodku za písmenom-odrážkou).</text:span></text:p>
        </text:list-item>
        <text:list-item>
          <text:p text:style-name="P9"><text:span text:style-name="T8">Jn, str. 1473, bod 1, 1. riadok: hebr. „</text:span><text:span text:style-name="T5">yochanán</text:span><text:span text:style-name="T8">“: Nevidím dôvod prepisovať hebr. jod písmenom „y“ (možno ešte v odbornej anglickej alebo talianskej tlači to má opodstatnenie, ale nie v úvodoch pre verejnosť); navrhujem uviesť „</text:span><text:span text:style-name="T5">jochanán</text:span><text:span text:style-name="T8">“ s písmenom „j“.</text:span></text:p>
        </text:list-item>
        <text:list-item>
          <text:p text:style-name="P9"><text:span text:style-name="T8">Jn, str. 1473, bod 2, 4. riadok zdola: „znamenia“ – má byť „znamení“, plurál, nakoľko sa hovorí o Ježišových zázrakoch (pl.), ktoré majú úlohu „znamení“ (pl.).</text:span></text:p>
        </text:list-item>
        <text:list-item>
          <text:p text:style-name="P9"><text:span text:style-name="T8">Jn, str. 1473, bod 3, 1. a 2. riadok zdola: 2x sa uvádza v zátvorke odkaz na kap. 21 „(hl. 21)“, jeden z výskytov je prebytočný, navrhujem odstrániť.</text:span></text:p>
        </text:list-item>
        <text:list-item>
          <text:p text:style-name="P9"><text:span text:style-name="T8">Pavol, str. 1544, bod 4, 2. riadok zdola: „Rímske väzenie“ by malo byť uvedené s malým „R“, nejde o vlastný názov konkrétneho väzenia.</text:span></text:p>
        </text:list-item>
        <text:list-item>
          <text:p text:style-name="P9"><text:span text:style-name="T8">1Kor, str. 1564, bod 5, písm. a, 2. riadok zdola: príliš veľká medzera: </text:span><text:span text:style-name="T9">„vyzna</text:span><text:span text:style-name="T7">ním__vie</text:span><text:span text:style-name="T9">ry“</text:span></text:p>
        </text:list-item>
        <text:list-item>
          <text:p text:style-name="P9"><text:span text:style-name="T9">2Kor, str. 1580, bod 2, 1. riadok: „list </text:span><text:span text:style-name="T7">ma</text:span><text:span text:style-name="T9"> tri“ – má byť dlhé „á“, „list </text:span><text:span text:style-name="T7">má</text:span><text:span text:style-name="T9"> tri“</text:span></text:p>
        </text:list-item>
        <text:list-item>
          <text:p text:style-name="P9"><text:span text:style-name="T9">Gal, str. 1592, bod 1, 4. riadok: uvedené je: „V 25 r. pred Kr.“ – má byť alebo 25. (teda 25 s bodkou ako poradová číslovka, čítaj „v dvadsiatom piatom roku“), alebo „V r. 25 pred Kr.“ (čítaj „v roku 25 pred Kr.“). Ináč uvedené treba čítať: „V dvadsaťpäť roku“, čo je nezmysel. Prihováram sa za „V r. 25 pred Kr.“.</text:span></text:p>
        </text:list-item>
        <text:list-item>
          <text:p text:style-name="P9"><text:soft-page-break/><text:span text:style-name="T9">Gal, str. 1592, bod 2, 4. riadok: príliš veľká medzera: „</text:span><text:span text:style-name="T7">pred__jeho</text:span><text:span text:style-name="T9"> príchodom“</text:span></text:p>
        </text:list-item>
        <text:list-item>
          <text:p text:style-name="P9"><text:span text:style-name="T9">Gal, str. 1592, bod 3, 1. riadok: Vypadla pravá zátvorka za číslom verša 10. Má byť: „okrem úvodu (1, 1 – </text:span><text:span text:style-name="T7">10) a</text:span><text:span text:style-name="T9"> záveru...“</text:span></text:p>
        </text:list-item>
        <text:list-item>
          <text:p text:style-name="P9"><text:span text:style-name="T9">Flp, str. 1607, bod 3: Obyčajne sú časti obsahu uvádzané kurzívou (či už celé, alebo ich podstatné časti). Navrhujem aj tu použiť pre text pod písm. a, b, c kurzívu.</text:span></text:p>
        </text:list-item>
        <text:list-item>
          <text:p text:style-name="P9"><text:span text:style-name="T9">Kol, str. 1613, bod 1: Niekoľko chýb v názvoch starobylých miest. 2. a 4. riadok obsahujú chybne uvedené mesto „Frígia“ s mäkkým „i“, má byť: „Frýgia“, porov. Sk 2,10 a text na str. 1592. Chybne tiež uvedení jej obyvatelia, 4. riadok zdola: „Frígovia“, má byť: „Frýgovia“. Taktiež chybne uvedené (3. riadok) „Leodicea“, má byť: „Laodicea“.</text:span></text:p>
        </text:list-item>
        <text:list-item>
          <text:p text:style-name="P9"><text:span text:style-name="T9">Kol, str. 1613, bod 3, 5. riadok zdola: Navrhujem text „V rámci obsahovej koncepcie listu...“ zalomiť ako nový odstavec. Nepatrí totiž k písm. b (pareneticko-praktická časť), týka sa celého listu.</text:span></text:p>
        </text:list-item>
        <text:list-item>
          <text:p text:style-name="P9"><text:span text:style-name="T9">Kol, str. 1614, 7. riadok zdola, citát z 1,20 má obsahovať spojku „aj“, nie iba „a“: „čo je na zemi </text:span><text:span text:style-name="T7">a čo</text:span><text:span text:style-name="T9"> je na nebi“ -&gt; „čo je na zemi </text:span><text:span text:style-name="T7">aj čo </text:span><text:span text:style-name="T9">je na nebi“</text:span></text:p>
        </text:list-item>
        <text:list-item>
          <text:p text:style-name="P9"><text:span text:style-name="T9">2Sol, str. 1624, bod 3, 4. riadok: príliš veľká medzera: „na to, </text:span><text:span text:style-name="T7">že__pred</text:span><text:span text:style-name="T9"> parúziou“</text:span></text:p>
        </text:list-item>
        <text:list-item>
          <text:p text:style-name="P9"><text:span text:style-name="T9">2Tim, str. 1636, bod 2: toto som už písal, má byť veľké začiatočné písmeno „druhý list“ -&gt; „Druhý list“</text:span></text:p>
        </text:list-item>
        <text:list-item>
          <text:p text:style-name="P9"><text:span text:style-name="T9">2Tim, str. 1636, bod 3, písm. b, 1. riadok; to isté aj 4. riadok zdola (od konca celého odstavca): genitív plurálu od slova náuka má byť „náukam“, nie „náukám“, teda 2x opraviť na krátke „a“.</text:span></text:p>
        </text:list-item>
        <text:list-item>
          <text:p text:style-name="P9"><text:span text:style-name="T9">Tít, str. 1640, bod 2, 3. riadok zdola: To isté čo v 2Tim: genitív plurálu od slova náuka má byť „náukam“, nie „náukám“, teda 2x opraviť na krátke „a“.</text:span></text:p>
        </text:list-item>
        <text:list-item>
          <text:p text:style-name="P9"><text:span text:style-name="T9">Jak, str. 1662, bod 5, písm. a, 2. riadok zdola: medzera v slove „výroku“ nemá byť (chybne uvedené: „</text:span><text:span text:style-name="T7">vý roku</text:span><text:span text:style-name="T9">“).</text:span></text:p>
        </text:list-item>
        <text:list-item>
          <text:p text:style-name="P9"><text:span text:style-name="T9">1Pt, str. 1667, bod 4, 1. riadok: v hranatých zátvorkách je pomlčka (text: „[–]“). Treba odstrániť.</text:span></text:p>
        </text:list-item>
        <text:list-item>
          <text:p text:style-name="P9"><text:span text:style-name="T9">1Jn, str. 1679, bod 2, písm. a: Navrhujem oddeliť slová „Bohom svetlom“ pomlčkou alebo spojovníkom, napr. takto: „Bohom-svetlom“.</text:span></text:p>
        </text:list-item>
        <text:list-item>
          <text:p text:style-name="P9"><text:span text:style-name="T9">Júd, str. 1689, bod 3: apokryfné spisy uvedené v zátvorke nie sú uvedené v rovnakom gramatickom tvare. Alebo majú byť v genitíve („spôsob použitia...spisov: Kníh Henochových, Nanebovzatia Mojžiša a Testamentu 12-tich patriarchov“), alebo v nominatíve („Knihy Henochove, Nanebovzatie Mojžiša a Testament...“). Teraz je to chaotické a nejednotné. Poznamenávam, že Knihy Henochove sú uvedené v pl., lebo ich je viac.</text:span></text:p>
        </text:list-item>
      </text:list>
      <text:p text:style-name="Standard"><text:span text:style-name="T9"/></text:p>
      <text:p text:style-name="P11"><text:span text:style-name="T8">Poznámky:</text:span></text:p>
      <text:p text:style-name="P11"><text:span text:style-name="T8"/></text:p>
      <text:list xml:id="list38373346" text:continue-numbering="true" text:style-name="L2">
        <text:list-item>
          <text:p text:style-name="P9"><text:span text:style-name="T9">str. 1715: Keďže bola vynechaná poznámka ku Gn 5,1, treba pri veršoch „2-32.“ (18. riadok na konci) uviesť aj kapitolu. Má teda byť: „5, 2-32.“</text:span></text:p>
        </text:list-item>
        <text:list-item>
          <text:p text:style-name="P9"><text:span text:style-name="T9">str. 1715, 21. riadok zhora: slovo „chronológii“ je uvedené v chybnom tvare. Alebo má byť gen. pl. „chronológií“ (čo preferujem), alebo gen. sg. „chronológie“.</text:span></text:p>
        </text:list-item>
        <text:list-item>
          <text:p text:style-name="P9"><text:span text:style-name="T9">str. 1715, 20. riadok zdola: Zrejme by mala byť čiarka za slovom „Noemovi“ takto: „ako neskôr o Noe</text:span><text:span text:style-name="T7">movi, a</text:span><text:span text:style-name="T9"> „Boh ho...“</text:span></text:p>
        </text:list-item>
        <text:list-item>
          <text:p text:style-name="P9"><text:span text:style-name="T9">str. 1715, 19. riadok zdola: chýba medzera za číslom kapitoly „6“ s čiarkou a veršom 1-7. Má byť: „6, 1-7“.</text:span></text:p>
        </text:list-item>
        <text:list-item>
          <text:p text:style-name="P9"><text:span text:style-name="T9">str. 1716, 10. riadok zdola: chýba uvedené číslo kapitoly 12. Chybne: „4-7.“. Má byť: „12, 4-7.“.</text:span></text:p>
        </text:list-item>
      </text:list>
      <text:p text:style-name="P1"/>
      <text:p text:style-name="P1">Spracoval: Juraj Vidéky</text:p>
      <text:p text:style-name="P1">Posledná zmena: 2012-05-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ahoma" svg:font-family="tahoma, verdana, aria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48M22S</meta:editing-duration>
    <meta:editing-cycles>355</meta:editing-cycles>
    <meta:generator>OpenOffice.org/3.3$Win32 OpenOffice.org_project/330m20$Build-9567</meta:generator>
    <dc:date>2012-05-08T18:24:22.48</dc:date>
    <dc:creator>Juraj Vidéky</dc:creator>
    <meta:document-statistic meta:table-count="0" meta:image-count="0" meta:object-count="0" meta:page-count="5" meta:paragraph-count="105" meta:word-count="2911" meta:character-count="15963"/>
    <meta:user-defined meta:name="Info 1"/>
    <meta:user-defined meta:name="Info 2"/>
    <meta:user-defined meta:name="Info 3"/>
    <meta:user-defined meta:name="Info 4"/>
  </office:meta>
</office:document-meta>
</file>